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750613E5E9F0B320.png" manifest:media-type="image/png"/>
  <manifest:file-entry manifest:full-path="Pictures/100000010000004000000040B5FCEC41731C20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6"/>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reate_your_own_extensions_behaviors_conditions_actions_or_expressions"/>Create your own extensions (behaviors, conditions, actions or expressions)</text:h>
      <text:p text:style-name="Text_20_body">You can also create, directly in your project, new behaviors, actions, conditions or expressions for your game. They can be created using events, just like in usual <text:a xlink:type="simple" xlink:href="https://wiki.gdevelop.io/gdevelop5/interface/events-editor" text:style-name="Internet_20_link" text:visited-style-name="Visited_20_Internet_20_Link">events sheets</text:a> for scenes (or external events). </text:p>
      <text:p text:style-name="Text_20_body">Some best practices are in vigor to keep the extensions as clean as possible,<text:a xlink:type="simple" xlink:href="https://wiki.gdevelop.io/gdevelop5/extensions/best-practices" text:style-name="Internet_20_link" text:visited-style-name="Visited_20_Internet_20_Link"> these practices</text:a> are requirements to submit an extension to the community list in the engine. </text:p>
      <text:h text:style-name="Heading_20_2" text:outline-level="2"><text:bookmark text:name="create_a_new_extension"/>Create a new extension</text:h>
      <text:p text:style-name="Text_20_body">The first step is to create a new extension. This can be done in one click from the <text:a xlink:type="simple" xlink:href="https://wiki.gdevelop.io/gdevelop5/interface/project-manager" text:style-name="Internet_20_link" text:visited-style-name="Visited_20_Internet_20_Link">Project Manager</text:a>, by clicking on the <text:span text:style-name="Strong_20_Emphasis">+</text:span> button under <text:span text:style-name="Strong_20_Emphasis">Functions/Behaviors</text:span>: </text:p>
      <text:p text:style-name="Text_20_body"><text:s/></text:p>
      <text:p text:style-name="Text_20_body">A new extension is added. It's recommended to immediately change the name to something that will hint at what the extension is providing. To do so, right click on the extension and choose <text:span text:style-name="Strong_20_Emphasis">Rename</text:span>. Only alphanumeric characters and underscores are supported. </text:p>
      <text:p text:style-name="Text_20_body">For example, the name can be “Flash” if you want to create an extension to make an object blink, or “TankEnemies” if you want to create behaviors that will control objects like if they are tanks on a battleground. </text:p>
      <text:p text:style-name="Text_20_body">Finally, click on the extension to open it. You can now create new behaviors or functions (or both) in your extension. </text:p>
      <text:h text:style-name="Heading_20_3" text:outline-level="3"><text:bookmark text:name="create_new_functions"/>Create new functions</text:h>
      <text:p text:style-name="Text_20_body">Functions are either custom actions, conditions or expression that can be used in the events sheet. Read more about <text:a xlink:type="simple" xlink:href="https://wiki.gdevelop.io/gdevelop5/events/functions" text:style-name="Internet_20_link" text:visited-style-name="Visited_20_Internet_20_Link">creating your functions here</text:a>. </text:p>
      <text:h text:style-name="Heading_20_3" text:outline-level="3"><text:bookmark text:name="create_new_behaviors"/>Create new behaviors</text:h>
      <text:p text:style-name="Text_20_body">Custom behaviors are like usual behaviors that you can to an object. They can be used to control objects (moving them, changing their animation, text, size, etc…) according to some logic embedded in the behavior. </text:p>
      <text:p text:style-name="Text_20_body">Read more about <text:a xlink:type="simple" xlink:href="https://wiki.gdevelop.io/gdevelop5/behaviors/events-based-behaviors" text:style-name="Internet_20_link" text:visited-style-name="Visited_20_Internet_20_Link">creating your custom behaviors here</text:a>. </text:p>
      <text:h text:style-name="Heading_20_2" text:outline-level="2"><text:bookmark text:name="share_your_extensions"/>Share your extensions</text:h>
      <text:p text:style-name="Text_20_body">If you've created an extension providing a useful, reusable behaviors or set of functions, you can <text:a xlink:type="simple" xlink:href="https://wiki.gdevelop.io/gdevelop5/extensions/share" text:style-name="Internet_20_link" text:visited-style-name="Visited_20_Internet_20_Link">share them with the community</text:a>. </text:p>
      <text:p text:style-name="Standard"/>
      <text:p text:style-name="Standard"/>
      <text:h text:style-name="Heading_20_1" text:outline-level="1"><text:bookmark text:name="share_your_extension"/><text:soft-page-break/>Share your extension</text:h>
      <text:p text:style-name="Text_20_body">Extensions that you can <text:a xlink:type="simple" xlink:href="https://wiki.gdevelop.io/gdevelop5/extensions/search" text:style-name="Internet_20_link" text:visited-style-name="Visited_20_Internet_20_Link">search and use in GDevelop</text:a> have been created and shared by the community. </text:p>
      <text:p text:style-name="Text_20_body">If you have created a reusable behavior that can be useful in more than one game, or a set of actions/conditions/expressions, consider sharing them with the community! Doing so is very easy. </text:p>
      <text:h text:style-name="Heading_20_2" text:outline-level="2"><text:bookmark text:name="export_your_extension"/>1) Export your extension</text:h>
      <text:p text:style-name="Text_20_body">Open your extension from the <text:a xlink:type="simple" xlink:href="https://wiki.gdevelop.io/gdevelop5/interface/project-manager" text:style-name="Internet_20_link" text:visited-style-name="Visited_20_Internet_20_Link">Project Manager</text:a>. At the top of the list of functions, you can see a button “Edit Extension Options”. Click on it to open the configuration of the extension: </text:p>
      <text:p text:style-name="Text_20_body"><text:s/></text:p>
      <text:h text:style-name="Heading_20_4" text:outline-level="4"><text:bookmark text:name="complete_the_extension_information"/>1.1) Complete the extension information</text:h>
      <text:p text:style-name="Text_20_body">Fill all the fields, in particular, the name and the descriptions of your extension: </text:p>
      <text:list xml:id="list1015192473" text:style-name="L1">
        <text:list-item>
          <text:p text:style-name="P6">The <text:span text:style-name="Emphasis">name</text:span> will be displayed in the search (and will be useful for people to search for your extension),</text:p>
        </text:list-item>
        <text:list-item>
          <text:p text:style-name="P6">The <text:span text:style-name="Emphasis">short description</text:span> will also be displayed in the search results, along with the <text:span text:style-name="Emphasis">icon</text:span>,</text:p>
        </text:list-item>
        <text:list-item>
          <text:p text:style-name="P6">The <text:span text:style-name="Emphasis">description</text:span> will be displayed when <text:a xlink:type="simple" xlink:href="https://wiki.gdevelop.io/gdevelop5/extensions/search" text:style-name="Internet_20_link" text:visited-style-name="Visited_20_Internet_20_Link">installing the extension</text:a>. It should contain a quick explanation about how to use the extension.</text:p>
        </text:list-item>
        <text:list-item>
          <text:p text:style-name="P6">The <text:span text:style-name="Emphasis">version</text:span> is a version number, in the format <text:span text:style-name="Source_20_Text">X.Y.Z</text:span>. For example: <text:span text:style-name="Source_20_Text">1.0.0</text:span>. Start with 1.0.0 if you're confident that your extension is ready, or <text:span text:style-name="Source_20_Text">0.0.1</text:span> if it's still subject to changes.</text:p>
        </text:list-item>
        <text:list-item>
          <text:p text:style-name="P6"><text:span text:style-name="Emphasis">Tags</text:span> is a list of comma-separated “tags”, that help to search the extension. Read the existing tags when <text:a xlink:type="simple" xlink:href="https://wiki.gdevelop.io/gdevelop5/extensions/search" text:style-name="Internet_20_link" text:visited-style-name="Visited_20_Internet_20_Link">you search for extensions</text:a> to get some inspiration. Reuse existing tags as possible.</text:p>
        </text:list-item>
        <text:list-item>
          <text:p text:style-name="P5"><text:span text:style-name="Emphasis">Author</text:span> is your username. An account will have to be registered and a proper username will be needed to be able to add the username. Type the username and pick the username from the drop-down menu</text:p>
        </text:list-item>
      </text:list>
      <text:h text:style-name="Heading_20_4" text:outline-level="4"><text:bookmark text:name="ensure_your_extension_follow_the_best_practices"/>1.2) Ensure your extension follow the best practices</text:h>
      <text:p text:style-name="Text_20_body">Read the <text:a xlink:type="simple" xlink:href="https://wiki.gdevelop.io/gdevelop5/extensions/best-practices" text:style-name="Internet_20_link" text:visited-style-name="Visited_20_Internet_20_Link">best practices for extensions</text:a> here. </text:p>
      <text:h text:style-name="Heading_20_4" text:outline-level="4"><text:bookmark text:name="export_the_extension_to_a_json_file"/>1.3) Export the extension to a .json file</text:h>
      <text:p text:style-name="Text_20_body">Once you're done, click on “Export Extension” at the bottom, then on “Export to a File”. Choose a file and enter the same name as your extension, finishing by <text:span text:style-name="Source_20_Text">.json</text:span>. For example: <text:span text:style-name="Source_20_Text">Flash.json</text:span>. </text:p>
      <text:h text:style-name="Heading_20_2" text:outline-level="2"><text:bookmark text:name="submit_your_extension_to_the_community"/>2) Submit your extension to the community</text:h>
      <text:p text:style-name="Text_20_body">All extensions submitted on Github must follow the best practices, otherwise you will be asked to follow them before getting a review. </text:p>
      <text:p text:style-name="Text_20_body">To submit an extension to GDevelop you will need need a <text:a xlink:type="simple" xlink:href="https://github.com/join" text:style-name="Internet_20_link" text:visited-style-name="Visited_20_Internet_20_Link">GitHub profile</text:a> to continue. </text:p>
      <text:p text:style-name="Text_20_body"><text:soft-page-break/>Once you are logged into your Github account, open <text:a xlink:type="simple" xlink:href="https://github.com/4ian/GDevelop-extensions/issues/new/choose" text:style-name="Internet_20_link" text:visited-style-name="Visited_20_Internet_20_Link">a new issue on this GitHub repository</text:a>. Github will not let you upload a .json file, so you will need to use a tool to package your extension into ZIP format. You can read other ways to submit extensions directly on <text:a xlink:type="simple" xlink:href="https://github.com/4ian/GDevelop-extensions" text:style-name="Internet_20_link" text:visited-style-name="Visited_20_Internet_20_Link">the repository README</text:a>. </text:p>
      <text:p text:style-name="Text_20_body">Complete <text:span text:style-name="Strong_20_Emphasis">all the information</text:span> in the issue checklist, then attach your <text:span text:style-name="Source_20_Text">.json</text:span> file and submit the issue. See an <text:a xlink:type="simple" xlink:href="https://github.com/4ian/GDevelop-extensions/issues/1" text:style-name="Internet_20_link" text:visited-style-name="Visited_20_Internet_20_Link">example here</text:a>. </text:p>
      <text:p text:style-name="Text_20_body">To help the reviewer understand your extension, it is beneficial to include a video, screenshot, or example game that demonstrates what your extension does. </text:p>
      <text:p text:style-name="Text_20_body">Your extension will get reviewed to ensure high quality and a good experience for GDevelop users. It is common for the reviewer to request changes, so don't feel discouraged if this happens to you! Once your extension passes the final review, it will be added to GDevelop. The extension will become available immediately and will not have to wait for a new version of GDevelop to be released. </text:p>
      <text:p text:style-name="Standard"/>
      <text:h text:style-name="Heading_20_1" text:outline-level="1"><text:bookmark text:name="extending_gdevelop_with_javascript_or_c"/>Extending GDevelop (with JavaScript or C++)</text:h>
      <text:p text:style-name="Text_20_body">GDevelop is modular. It can be extended to suit your needs. In particular, all the features available for the games (objects, behaviors, and events) are based on a extension system. Since GDevelop is <text:a xlink:type="simple" xlink:href="https://github.com/4ian/GD" text:style-name="Internet_20_link" text:visited-style-name="Visited_20_Internet_20_Link">open-source</text:a>, you can contribute to the existing extensions or you can create new ones. You can also take a look at the game engine or the editor source code and develop improvements. </text:p>
      <text:p text:style-name="Text_20_body"><text:s/>If you are looking for event based functions, see <text:a xlink:type="simple" xlink:href="https://wiki.gdevelop.io/gdevelop5/events/functions" text:style-name="Internet_20_link" text:visited-style-name="Visited_20_Internet_20_Link"><text:span text:style-name="Strong_20_Emphasis">functions</text:span></text:a>. For event based behaviors see <text:a xlink:type="simple" xlink:href="https://wiki.gdevelop.io/gdevelop5/behaviors/events-based-behaviors" text:style-name="Internet_20_link" text:visited-style-name="Visited_20_Internet_20_Link"><text:span text:style-name="Strong_20_Emphasis">event based behaviors</text:span></text:a>. </text:p>
      <text:p text:style-name="Text_20_body">If you have made useful functions and behaviors, consider <text:a xlink:type="simple" xlink:href="https://wiki.gdevelop.io/gdevelop5/extensions/share" text:style-name="Internet_20_link" text:visited-style-name="Visited_20_Internet_20_Link">sharing them with the community</text:a>. </text:p>
      <text:h text:style-name="Heading_20_2" text:outline-level="2"><text:bookmark text:name="extensions_for_the_game_engine_javascript"/>Extensions for the game engine (JavaScript)</text:h>
      <text:p text:style-name="Text_20_body">All features provided by the game engine are based on the game engine core (GDJS) and extensions. </text:p>
      <text:p text:style-name="Text_20_body">If you want to create new objects, new behaviors, or new actions/conditions/expressions, read <text:a xlink:type="simple" xlink:href="https://github.com/4ian/GD/blob/master/newIDE/README-extensions.md" text:style-name="Internet_20_link" text:visited-style-name="Visited_20_Internet_20_Link"><text:span text:style-name="Strong_20_Emphasis">this page about creating and developing extensions for GDevelop</text:span></text:a>. </text:p>
      <text:p text:style-name="Text_20_body">You will need Node.js to get started and rudimentary knowledge of JavaScript. </text:p>
      <text:h text:style-name="Heading_20_2" text:outline-level="2"><text:bookmark text:name="improve_the_editor_javascript_c"/>Improve the editor (JavaScript, C++)</text:h>
      <text:p text:style-name="Text_20_body">The editor is based on JavaScript too, and you can easily modify and improve it. </text:p>
      <text:p text:style-name="Text_20_body">Read <text:a xlink:type="simple" xlink:href="https://github.com/4ian/GD/blob/master/newIDE/README.md" text:style-name="Internet_20_link" text:visited-style-name="Visited_20_Internet_20_Link">this page to start working on the editor</text:a>. </text:p>
      <text:p text:style-name="Text_20_body">You will need Node.js to get started and knowledge of JavaScript. It's also a good idea to read tutorials about React.js - as the whole editor is based on it for modularity and performance. </text:p>
      <text:h text:style-name="Heading_20_3" text:outline-level="3"><text:bookmark text:name="creating_themes"/>Creating themes</text:h>
      <text:p text:style-name="Text_20_body">You can create new themes for GDevelop. Read more about <text:a xlink:type="simple" xlink:href="https://wiki.gdevelop.io/gdevelop5/all-features/themes" text:style-name="Internet_20_link" text:visited-style-name="Visited_20_Internet_20_Link">theme creation here</text:a>. </text:p>
      <text:h text:style-name="Heading_20_1" text:outline-level="1"><text:bookmark text:name="creating_new_themes_for_gdevelop"/><text:soft-page-break/>Creating new themes for GDevelop</text:h>
      <text:p text:style-name="Text_20_body">Install the development version of GDevelop and read <text:a xlink:type="simple" xlink:href="https://github.com/4ian/GDevelop/blob/master/newIDE/README-themes.md" text:style-name="Internet_20_link" text:visited-style-name="Visited_20_Internet_20_Link">this documentation page</text:a> to know how to create a new theme and customize it. </text:p>
      <text:p text:style-name="Text_20_body">Once you're done, feel free to submit a <text:span text:style-name="Strong_20_Emphasis">Pull Request on GitHub</text:span> to get your theme added to the next version of GDevelop. </text:p>
      <text:h text:style-name="Heading_20_2" text:outline-level="2">How themes are handled</text:h>
      <text:p text:style-name="Text_20_body">Theme styles are held in a <text:span text:style-name="Source_20_Text">theme.json</text:span>, which is used to generate:</text:p>
      <text:list xml:id="list1025465870" text:style-name="L2">
        <text:list-item>
          <text:p text:style-name="P8">A <text:span text:style-name="Source_20_Text">.css</text:span> file, containing the styles as CSS Custom Properties. These properties are set by applying the theme class to specific sections of the app. To see where the properties are used, see the stylesheets in the <text:span text:style-name="Source_20_Text">Global</text:span> folder. </text:p>
        </text:list-item>
        <text:list-item>
          <text:p text:style-name="P7">A <text:span text:style-name="Source_20_Text">.json</text:span> file, containing the styles as a flat object, where each style is a field. This is imported and used by the Material UI library as well as custom components </text:p>
        </text:list-item>
      </text:list>
      <text:p text:style-name="Text_20_body">They are created by leveraging (Style Dictionary)[<text:a xlink:type="simple" xlink:href="https://amzn.github.io/style-dictionary" text:style-name="Internet_20_link" text:visited-style-name="Visited_20_Internet_20_Link">https://amzn.github.io/style-dictionary</text:a>] to compile them from <text:span text:style-name="Source_20_Text">theme.json</text:span> using the <text:span text:style-name="Source_20_Text">build-theme-resources</text:span> script, in the scripts folder. There is also an npm script to run it (<text:span text:style-name="Source_20_Text">build-theme-resources</text:span>)</text:p>
      <text:h text:style-name="Heading_20_2" text:outline-level="2"><text:bookmark text:name="user-content-creating-new-themes"/>Creating new themes</text:h>
      <text:p text:style-name="Text_20_body">Themes are stored in <text:a xlink:type="simple" xlink:href="https://github.com/4ian/GDevelop/blob/master/newIDE/app/src/UI/Theme" text:style-name="Internet_20_link" text:visited-style-name="Visited_20_Internet_20_Link">this Theme Folder</text:a>. Each theme has its own subfolder containing</text:p>
      <text:list xml:id="list212984209" text:style-name="L3">
        <text:list-item>
          <text:p text:style-name="P10">A javascript file (<text:span text:style-name="Source_20_Text">index.js</text:span>) to generate the object describing the theme that is used by the editor (class names, values to apply to Material-UI) and that also imports the css file. </text:p>
        </text:list-item>
        <text:list-item>
          <text:p text:style-name="P9">The <text:span text:style-name="Source_20_Text">theme.json</text:span> file which stores the theme details (colors, widths, etc.) </text:p>
        </text:list-item>
      </text:list>
      <text:p text:style-name="Text_20_body">To create the necessary files, run the following command:</text:p>
      <text:p text:style-name="P3">npm run create-new-theme "&lt;Theme Name&gt;"</text:p>
      <text:p text:style-name="Text_20_body">This will create the files <text:span text:style-name="Source_20_Text">index.js</text:span>, <text:span text:style-name="Source_20_Text">theme.json</text:span> and the folder to contain them, with the theme name filled in and some default values. It will also update files in the root directory, as well as recompile all themes (including the new one).</text:p>
      <text:h text:style-name="Heading_20_2" text:outline-level="2"><text:bookmark text:name="user-content-editing-a-theme"/>Editing a theme</text:h>
      <text:p text:style-name="Text_20_body">To edit a theme, make any changes in the <text:span text:style-name="Source_20_Text">theme.json</text:span> file, and then run</text:p>
      <text:p text:style-name="P3">npm run build-theme-resources</text:p>
      <text:p text:style-name="Text_20_body">to compile the styles into the <text:span text:style-name="Source_20_Text">.css</text:span> and <text:span text:style-name="Source_20_Text">.json</text:span> files. This command will need to be run any time changes are made.</text:p>
      <text:p text:style-name="Standard"/>
      <text:h text:style-name="P2" text:outline-level="2">1) Installation </text:h>
      <text:p text:style-name="Text_20_body">Make sure to have <text:a xlink:type="simple" xlink:href="https://git-scm.com/" text:style-name="Internet_20_link" text:visited-style-name="Visited_20_Internet_20_Link">Git</text:a> and <text:a xlink:type="simple" xlink:href="https://nodejs.org/" text:style-name="Internet_20_link" text:visited-style-name="Visited_20_Internet_20_Link">Node.js</text:a> installed. <text:a xlink:type="simple" xlink:href="https://yarnpkg.com/" text:style-name="Internet_20_link" text:visited-style-name="Visited_20_Internet_20_Link">Yarn</text:a> is optional.</text:p>
      <text:p text:style-name="Preformatted_20_Text">git clone https://github.com/4ian/GDevelop.git</text:p>
      <text:p text:style-name="Preformatted_20_Text">cd GDevelop/newIDE/app</text:p>
      <text:p text:style-name="P3">npm install # or yarn</text:p>
      <text:h text:style-name="Heading_20_2" text:outline-level="2"><text:bookmark text:name="user-content-2-development-"/>2) Development </text:h>
      <text:p text:style-name="P3">npm start # or yarn start</text:p>
      <text:p text:style-name="Text_20_body">This will open the app in your web browser.</text:p>
      <text:p text:style-name="Text_20_body">Images resources, GDJS Runtime, extensions will be copied in resources, and <text:a xlink:type="simple" xlink:href="https://github.com/4ian/GDevelop/tree/master/GDevelop.js" text:style-name="Internet_20_link" text:visited-style-name="Visited_20_Internet_20_Link">libGD.js</text:a> will be downloaded automatically. If you wish, you can <text:a xlink:type="simple" xlink:href="https://github.com/4ian/GDevelop/tree/master/GDevelop.js" text:style-name="Internet_20_link" text:visited-style-name="Visited_20_Internet_20_Link">build libGD.js by yourself</text:a> (useful if you modified GDevelop native code like extensions).</text:p>
      <text:p text:style-name="Quotations">Note for Linux: If you get an error message that looks like this: <text:span text:style-name="Source_20_Text">Error: watch GD/newIDE/app/some/file ENOSPC</text:span> then follow the instructions <text:a xlink:type="simple" xlink:href="https://stackoverflow.com/questions/22475849/node-js-error-enospc" text:style-name="Internet_20_link" text:visited-style-name="Visited_20_Internet_20_Link">here</text:a> to fix.</text:p>
      <text:h text:style-name="Heading_20_3" text:outline-level="3"><text:bookmark text:name="user-content-development-of-the-standalone-app"/>Development of the standalone app</text:h>
      <text:p text:style-name="Text_20_body">You can run the standalone app with Electron. <text:span text:style-name="Strong_20_Emphasis">Make sure that you've launched </text:span><text:span text:style-name="Strong_20_Emphasis"><text:span text:style-name="Source_20_Text">npm start</text:span></text:span><text:span text:style-name="Strong_20_Emphasis"> (or </text:span><text:span text:style-name="Strong_20_Emphasis"><text:span text:style-name="Source_20_Text">yarn start</text:span></text:span><text:span text:style-name="Strong_20_Emphasis">) in the </text:span><text:span text:style-name="Strong_20_Emphasis"><text:span text:style-name="Source_20_Text">app</text:span></text:span><text:span text:style-name="Strong_20_Emphasis"> folder before</text:span> (see above) and <text:span text:style-name="Strong_20_Emphasis">keep it running</text:span> (in development, the app is served from a local server, even for the standalone app).</text:p>
      <text:p text:style-name="Quotations">Note for Windows: With <text:span text:style-name="Strong_20_Emphasis">Node.js 14 or older</text:span>, there is an error related to <text:span text:style-name="Source_20_Text">git-sh-setup</text:span> when running npm install. To solve this problem: add <text:a xlink:type="simple" xlink:href="https://stackoverflow.com/questions/49256190/how-to-fix-git-sh-setup-file-not-found-in-windows" text:style-name="Internet_20_link" text:visited-style-name="Visited_20_Internet_20_Link">this folder to your path environment variable</text:a> <text:span text:style-name="Strong_20_Emphasis">OR</text:span> run <text:span text:style-name="Source_20_Text">npm install</text:span> in newIDE/electron-app/app <text:span text:style-name="Strong_20_Emphasis">before</text:span> npm install in newIDE/electron-app.</text:p>
      <text:p text:style-name="Preformatted_20_Text">cd newIDE/app &amp;&amp; npm start # Be sure to have this running in another terminal, before the rest!</text:p>
      <text:p text:style-name="Preformatted_20_Text"/>
      <text:p text:style-name="Preformatted_20_Text"># In a new terminal:</text:p>
      <text:p text:style-name="Preformatted_20_Text">cd newIDE/electron-app</text:p>
      <text:p text:style-name="Preformatted_20_Text">npm install # or yarn</text:p>
      <text:p text:style-name="P3">npm run start # or yarn start</text:p>
      <text:h text:style-name="Heading_20_3" text:outline-level="3"><text:bookmark text:name="user-content-quick-install-and-run"/>Quick Install and Run</text:h>
      <text:p text:style-name="Text_20_body">There is a script file that automates cloning this repository, building the IDE and running it:</text:p>
      <text:list xml:id="list818570723" text:style-name="L4">
        <text:list-item>
          <text:p text:style-name="P11">For Windows: You can download the batch script <text:a xlink:type="simple" xlink:href="https://raw.githubusercontent.com/4ian/GDevelop/master/scripts/gitCloneAndBuildGD.bat" text:style-name="Internet_20_link" text:visited-style-name="Visited_20_Internet_20_Link">here</text:a> and save it to where you want GDevelop to be cloned, then simply run it. </text:p>
        </text:list-item>
      </text:list>
      <text:h text:style-name="Heading_20_3" text:outline-level="3"><text:bookmark text:name="user-content-development-of-ui-components"/>Development of UI components</text:h>
      <text:p text:style-name="Text_20_body">You can run a <text:a xlink:type="simple" xlink:href="https://github.com/storybooks/storybook" text:style-name="Internet_20_link" text:visited-style-name="Visited_20_Internet_20_Link">Storybook</text:a> that is used as a playground for rapid UI component development and testing:</text:p>
      <text:p text:style-name="Preformatted_20_Text">cd newIDE/app</text:p>
      <text:p text:style-name="P3">npm run storybook # or yarn storybook</text:p>
      <text:p text:style-name="Quotations"><text:soft-page-break/><text:s/>When creating a Pull Request/pushing a commit, a CI will build the Storybook for you and host it temporarily to allow to test components directly from your browser. Navigate to <text:span text:style-name="Source_20_Text">http://gdevelop-storybook.s3-website-us-east-1.amazonaws.com/YOUR_BRANCH/latest/index.html</text:span> to see it.</text:p>
      <text:p text:style-name="Text_20_body">Find <text:a xlink:type="simple" xlink:href="http://gdevelop-storybook.s3-website-us-east-1.amazonaws.com/master/latest/index.html" text:style-name="Internet_20_link" text:visited-style-name="Visited_20_Internet_20_Link">here the Storybook of the latest version on master</text:a>.</text:p>
      <text:h text:style-name="Heading_20_3" text:outline-level="3"><text:bookmark text:name="user-content-tests"/>Tests</text:h>
      <text:p text:style-name="Text_20_body">Unit tests, type checking and auto-formatting of the code can be launched with these commands:</text:p>
      <text:p text:style-name="Preformatted_20_Text">cd newIDE/app</text:p>
      <text:p text:style-name="Preformatted_20_Text">npm run test # or yarn test</text:p>
      <text:p text:style-name="Preformatted_20_Text">npm run flow # or yarn flow</text:p>
      <text:p text:style-name="P3">npm run format # or yarn format</text:p>
      <text:h text:style-name="Heading_20_3" text:outline-level="3"><text:bookmark text:name="user-content-theming"/>Theming</text:h>
      <text:p text:style-name="Text_20_body">It's pretty easy to create new themes. Check the <text:a xlink:type="simple" xlink:href="https://github.com/4ian/GDevelop/blob/master/newIDE/README-themes.md" text:style-name="Internet_20_link" text:visited-style-name="Visited_20_Internet_20_Link">README about themes</text:a></text:p>
      <text:h text:style-name="Heading_20_3" text:outline-level="3"><text:bookmark text:name="user-content-development-of-the-game-engine-or-extensions"/>Development of the game engine or extensions.</text:h>
      <text:p text:style-name="Text_20_body">Make sure to have the standalone app running with Electron.</text:p>
      <text:list xml:id="list2218125299" text:style-name="L5">
        <text:list-item>
          <text:p text:style-name="P12">If you want to create/modify <text:span text:style-name="Emphasis">extensions</text:span>, check the <text:a xlink:type="simple" xlink:href="https://github.com/4ian/GDevelop/blob/master/newIDE/README-extensions.md" text:style-name="Internet_20_link" text:visited-style-name="Visited_20_Internet_20_Link">README about extensions</text:a> for step-by-step explanations to get started in 5 minutes.</text:p>
        </text:list-item>
        <text:list-item>
          <text:p text:style-name="P12">The <text:span text:style-name="Emphasis">game engine core</text:span> (<text:a xlink:type="simple" xlink:href="https://github.com/4ian/GDevelop/tree/master/GDJS" text:style-name="Internet_20_link" text:visited-style-name="Visited_20_Internet_20_Link">GDJS</text:a>) is in <text:a xlink:type="simple" xlink:href="https://github.com/4ian/GDevelop/tree/master/GDJS/Runtime" text:style-name="Internet_20_link" text:visited-style-name="Visited_20_Internet_20_Link">GDJS/Runtime folder</text:a>.</text:p>
        </text:list-item>
      </text:list>
      <text:p text:style-name="Text_20_body">If you modify any file while the IDE is running with Electron, a watcher will <text:span text:style-name="Emphasis">automatically import</text:span> your changes (look at the console to be sure).</text:p>
      <text:p text:style-name="Text_20_body">You can then <text:span text:style-name="Emphasis">launch a preview</text:span> in GDevelop (again, be sure to be using <text:a xlink:type="simple" xlink:href="https://github.com/4ian/GDevelop/blob/master/newIDE/README.md#development-of-the-standalone-app" text:style-name="Internet_20_link" text:visited-style-name="Visited_20_Internet_20_Link">the standalone app running with Electron</text:a> to be sure to have your changes reflected immediately).</text:p>
      <text:p text:style-name="Quotations">If you deactivated the watcher in preferences, run the <text:span text:style-name="Source_20_Text">import-GDJS-Runtime.js</text:span> script manually (<text:span text:style-name="Source_20_Text">cd newIDE/app/scripts</text:span> then <text:span text:style-name="Source_20_Text">node import-GDJS-Runtime.js</text:span>) after every change, before launching a preview.</text:p>
      <text:h text:style-name="Heading_20_3" text:outline-level="3"><text:bookmark text:name="user-content-recommended-tools-for-development"/>Recommended tools for development</text:h>
      <text:p text:style-name="Text_20_body">Any text editor is fine, but it's a good idea to have one with <text:span text:style-name="Emphasis">Prettier</text:span> (code formatting), <text:span text:style-name="Emphasis">ESLint</text:span> (code linting) and <text:span text:style-name="Emphasis">Flow</text:span> (type checking) integration. <text:a xlink:type="simple" xlink:href="https://github.com/4ian/GDevelop/blob/master/newIDE/docs/Supported-JavaScript-features-and-coding-style.md" text:style-name="Internet_20_link" text:visited-style-name="Visited_20_Internet_20_Link">Modern JavaScript is used for the editor</text:a>.</text:p>
      <text:p text:style-name="Text_20_body"><draw:frame draw:style-name="fr1" draw:name="Figura4" text:anchor-type="as-char" svg:width="0.529cm" svg:height="0.529cm" draw:z-index="0"><draw:image xlink:href="Pictures/100000010000004000000040B5FCEC41731C206E.png" xlink:type="simple" xlink:show="embed" xlink:actuate="onLoad" draw:mime-type="image/png"/><svg:title>point_right</svg:title></draw:frame><text:s/>You can use <text:a xlink:type="simple" xlink:href="https://code.visualstudio.com/" text:style-name="Internet_20_link" text:visited-style-name="Visited_20_Internet_20_Link">Visual Studio Code</text:a> with these extensions: <text:a xlink:type="simple" xlink:href="https://marketplace.visualstudio.com/items?itemName=esbenp.prettier-vscode" text:style-name="Internet_20_link" text:visited-style-name="Visited_20_Internet_20_Link">Prettier - Code formatter</text:a>, <text:a xlink:type="simple" xlink:href="https://marketplace.visualstudio.com/items?itemName=dbaeumer.vscode-eslint" text:style-name="Internet_20_link" text:visited-style-name="Visited_20_Internet_20_Link">ESLint</text:a> and <text:a xlink:type="simple" xlink:href="https://github.com/flowtype/flow-for-vscode" text:style-name="Internet_20_link" text:visited-style-name="Visited_20_Internet_20_Link">Flow Language Support</text:a>.</text:p>
      <text:h text:style-name="Heading_20_3" text:outline-level="3"><text:bookmark text:name="user-content-testing-and-developing-with-the-cloud-storage-providers-google-drive-dropbox-onedrive-etc"/>Testing and developing with the cloud storage providers (Google Drive, Dropbox, OneDrive, etc...)</text:h>
      <text:p text:style-name="Text_20_body">Cloud storage providers are set up with development keys when you're running GDevelop in development mode. For these, to work, you must execute the web-app not from the traditional <text:span text:style-name="Source_20_Text">http://localhost:3000</text:span> origin, but from <text:span text:style-name="Source_20_Text">http://gdevelop-app-local.com:3000</text:span>:</text:p>
      <text:list xml:id="list135104016" text:style-name="L6">
        <text:list-item>
          <text:p text:style-name="P14"><text:soft-page-break/>Set up a <text:a xlink:type="simple" xlink:href="https://www.howtogeek.com/howto/27350/beginner-geek-how-to-edit-your-hosts-file/" text:style-name="Internet_20_link" text:visited-style-name="Visited_20_Internet_20_Link">redirection in your hosts file</text:a>, that should look like: <text:span text:style-name="Source_20_Text">127.0.0.1 gdevelop-app-local.com</text:span>. </text:p>
        </text:list-item>
        <text:list-item>
          <text:p text:style-name="P13">Launch then the web app from <text:span text:style-name="Source_20_Text">http://gdevelop-app-local:3000</text:span>. </text:p>
        </text:list-item>
      </text:list>
      <text:p text:style-name="Quotations">This is only necessary if you want to have cloud storage providers working in development. If not done, GDevelop will simply display an error while trying to use them.</text:p>
      <text:h text:style-name="Heading_20_2" text:outline-level="2"><text:bookmark text:name="user-content-optional-building-and-deploying-the-standalone-app-"/>(Optional) Building and deploying the standalone app <draw:frame draw:style-name="fr1" draw:name="Figura5" text:anchor-type="as-char" svg:width="0.529cm" svg:height="0.529cm" draw:z-index="1"><draw:image xlink:href="Pictures/100000010000004000000040750613E5E9F0B320.png" xlink:type="simple" xlink:show="embed" xlink:actuate="onLoad" draw:mime-type="image/png"/><svg:title>package</svg:title></draw:frame></text:h>
      <text:p text:style-name="Quotations"><text:s/>This section is only for maintainers that want to deploy the "official app" on the GDevelop website. If you're working on contributions for GDevelop, you won't need it. You can download <text:a xlink:type="simple" xlink:href="https://github.com/4ian/GDevelop/blob/master/newIDE/docs/Nightly-Builds-and-continuous-deployment.md" text:style-name="Internet_20_link" text:visited-style-name="Visited_20_Internet_20_Link">"Nightly Builds" of GDevelop here too</text:a>.</text:p>
      <text:h text:style-name="Heading_20_3" text:outline-level="3"><text:bookmark text:name="user-content-desktop-version"/>Desktop version</text:h>
      <text:p text:style-name="Text_20_body">First, update the version number in <text:span text:style-name="Source_20_Text">newIDE/electron-app/app/package.json</text:span> and merge the change to master.</text:p>
      <text:p text:style-name="Text_20_body">Then, wait for the CIs (CircleCI &amp; AppVeyor) to build the artifacts needed for the release (MacOS+Linux and Windows respectively).</text:p>
      <text:p text:style-name="Text_20_body">Once finished, you can download them (use <text:span text:style-name="Source_20_Text">newIDE/app/scripts/download-all-build-artifacts.js</text:span> script) and upload them to the new Github release!</text:p>
      <text:p text:style-name="Quotations">Note: You can also build manually a desktop version locally by running <text:span text:style-name="Source_20_Text">npm run build</text:span> in <text:span text:style-name="Source_20_Text">newIDE/electron-app</text:span>.</text:p>
      <text:h text:style-name="Heading_20_3" text:outline-level="3"><text:bookmark text:name="user-content-webapp-version"/>Webapp version</text:h>
      <text:p text:style-name="Preformatted_20_Text">cd newIDE/web-app</text:p>
      <text:p text:style-name="P3">yarn deploy # or npm run deploy</text:p>
      <text:p text:style-name="Quotations">Note: this will also upload the game engine (GDJS) and extension sources, needed by the IDE and purge the CloudFlare cache.</text:p>
      <text:h text:style-name="Heading_20_3" text:outline-level="3"><text:bookmark text:name="user-content-optional-updating-translations"/>(Optional) Updating translations</text:h>
      <text:p text:style-name="Text_20_body">Extract translations from the editor, as well as GDevelop Core and extensions:</text:p>
      <text:p text:style-name="Preformatted_20_Text">cd newIDE/app</text:p>
      <text:p text:style-name="P3">yarn extract-all-translations # or npm run extract-all-translations</text:p>
      <text:p text:style-name="Text_20_body">This will create <text:span text:style-name="Source_20_Text">ide-messages.pot</text:span> (in <text:span text:style-name="Source_20_Text">newIDE/app/src/locales/en</text:span>) and <text:span text:style-name="Source_20_Text">gdcore-gdcpp-gdjs-extensions-messages.pot</text:span> (in <text:span text:style-name="Source_20_Text">scripts</text:span>). Upload both of them to <text:a xlink:type="simple" xlink:href="https://crowdin.com/project/gdevelop" text:style-name="Internet_20_link" text:visited-style-name="Visited_20_Internet_20_Link">the GDevelop Crowdin project</text:a>.</text:p>
      <text:p text:style-name="Text_20_body">To update translations, build and download the translations from Crowdin. Extract everything in <text:span text:style-name="Source_20_Text">newIDE/app/src/locales</text:span>. And run:</text:p>
      <text:p text:style-name="P3">yarn compile-translations # or npm run compile-translations</text:p>
      <text:h text:style-name="Heading_20_2" text:outline-level="2"><text:bookmark text:name="user-content-3-how-to-contribute-"/><text:soft-page-break/>3) How to contribute? </text:h>
      <text:p text:style-name="Text_20_body">The editor, the game engine and extensions are always in development. Your contribution is welcome!</text:p>
      <text:list xml:id="list619989710" text:style-name="L7">
        <text:list-item>
          <text:p text:style-name="P15">Check <text:a xlink:type="simple" xlink:href="https://trello.com/b/qf0lM7k8/gdevelop-roadmap" text:style-name="Internet_20_link" text:visited-style-name="Visited_20_Internet_20_Link">the </text:a><text:a xlink:type="simple" xlink:href="https://trello.com/b/qf0lM7k8/gdevelop-roadmap" text:style-name="Internet_20_link" text:visited-style-name="Visited_20_Internet_20_Link"><text:span text:style-name="Strong_20_Emphasis">roadmap</text:span></text:a><text:a xlink:type="simple" xlink:href="https://trello.com/b/qf0lM7k8/gdevelop-roadmap" text:style-name="Internet_20_link" text:visited-style-name="Visited_20_Internet_20_Link"> for ideas and features planned</text:a>.</text:p>
          <text:p text:style-name="P15">You can contribute by picking anything here or anything that you think is missing or could be improved in GD5! If you don't know how to start, it's a good idea to play a bit with the editor and see if there is something that is unavailable and that you can add or fix.</text:p>
        </text:list-item>
        <text:list-item>
          <text:p text:style-name="P15">Follow the <text:a xlink:type="simple" xlink:href="https://github.com/4ian/GDevelop/tree/master/newIDE#development" text:style-name="Internet_20_link" text:visited-style-name="Visited_20_Internet_20_Link">Development</text:a> section of the README to set up GDevelop and start modifying either <text:span text:style-name="Strong_20_Emphasis">the editor</text:span> or <text:a xlink:type="simple" xlink:href="https://github.com/4ian/GDevelop/tree/master/newIDE#development-of-the-game-engine-or-extensions" text:style-name="Internet_20_link" text:visited-style-name="Visited_20_Internet_20_Link"><text:span text:style-name="Strong_20_Emphasis">the game engine/extensions</text:span></text:a>.</text:p>
        </text:list-item>
        <text:list-item>
          <text:p text:style-name="P15">To submit your changes, you have to first create a Fork on GitHub (use the Fork button on the top right), then <text:a xlink:type="simple" xlink:href="https://help.github.com/articles/creating-a-pull-request-from-a-fork/" text:style-name="Internet_20_link" text:visited-style-name="Visited_20_Internet_20_Link">create a Pull Request</text:a>.</text:p>
        </text:list-item>
        <text:list-item>
          <text:p text:style-name="P15">Finally, make sure that the tests pass (refer to this README and the <text:a xlink:type="simple" xlink:href="https://github.com/4ian/GDevelop/tree/master/GDJS" text:style-name="Internet_20_link" text:visited-style-name="Visited_20_Internet_20_Link">game engine README</text:a> for learning how to run tests).</text:p>
        </text:list-item>
      </text:list>
      <text:p text:style-name="Standard"/>
      <text:p text:style-name="Standard"/>
      <text:h text:style-name="Heading_20_1" text:outline-level="1"><text:bookmark text:name="custom_behaviorscreate_your_own_behaviors_with_events"/>Custom behaviors: create your own behaviors with events</text:h>
      <text:p text:style-name="Text_20_body">Behaviors are very useful to quickly add some pre-determined features to objects. They are easy to use and allow to add complex features to your objects without having to re-create everything with events, which can be cumbersome and would make the events sheet cluttered (even if <text:a xlink:type="simple" xlink:href="https://wiki.gdevelop.io/gdevelop5/events/group" text:style-name="Internet_20_link" text:visited-style-name="Visited_20_Internet_20_Link">groups</text:a>, <text:a xlink:type="simple" xlink:href="https://wiki.gdevelop.io/gdevelop5/events/functions" text:style-name="Internet_20_link" text:visited-style-name="Visited_20_Internet_20_Link">functions</text:a> and <text:a xlink:type="simple" xlink:href="https://wiki.gdevelop.io/gdevelop5/interface/project-manager" text:style-name="Internet_20_link" text:visited-style-name="Visited_20_Internet_20_Link">external events</text:a> can help). </text:p>
      <text:p text:style-name="Text_20_body">In GDevelop, you can now create your own <text:span text:style-name="Strong_20_Emphasis">custom behaviors</text:span>. Like the usual, built-in behaviors, they can be attached to objects. They will then <text:span text:style-name="Emphasis">interact with the object automatically</text:span>. They can <text:span text:style-name="Strong_20_Emphasis">move the object</text:span>, change its <text:span text:style-name="Strong_20_Emphasis">variables</text:span>, change the animations (for Sprite objects), change the text (for text objects) and more generally, do anything that you can usually do with events. </text:p>
      <text:p text:style-name="Text_20_body">If you want to see an example of how behaviors can be used in your game, read <text:a xlink:type="simple" xlink:href="https://wiki.gdevelop.io/gdevelop5/tutorials/how-to-make-behavior" text:style-name="Internet_20_link" text:visited-style-name="Visited_20_Internet_20_Link">How to make a behavior for an object</text:a>. It's a step by step explanation and a good guide about architecturing your game with behaviors. </text:p>
      <text:h text:style-name="Heading_20_2" text:outline-level="2"><text:bookmark text:name="create_a_new_behavior"/>Create a new behavior</text:h>
      <text:p text:style-name="Text_20_body">Behaviors are grouped into “extensions”. They work similarly to <text:a xlink:type="simple" xlink:href="https://wiki.gdevelop.io/gdevelop5/extensions/extend-gdevelop" text:style-name="Internet_20_link" text:visited-style-name="Visited_20_Internet_20_Link">extensions that you can write</text:a> for GDevelop, except that they are entirely composed of functions or behaviors powered by events. You can see the list of all the extensions, the game has in the <text:a xlink:type="simple" xlink:href="https://wiki.gdevelop.io/gdevelop5/interface/project-manager" text:style-name="Internet_20_link" text:visited-style-name="Visited_20_Internet_20_Link">Project Manager</text:a>, as well as add a new extension: </text:p>
      <text:p text:style-name="Text_20_body"><text:s/></text:p>
      <text:p text:style-name="Text_20_body">Click on the <text:span text:style-name="Strong_20_Emphasis">+</text:span> button at the bottom to create a new extension. You can right click on it to rename it. It's a good idea to have functions and behaviors related to the same thing in a single extension. </text:p>
      <text:p text:style-name="Text_20_body"><text:soft-page-break/>Click on the extension in the list to open its editor. By default, there are no functions in the extensions. Add one by clicking on <text:span text:style-name="Strong_20_Emphasis">Add a new behavior</text:span>, on the left: </text:p>
      <text:p text:style-name="Text_20_body"><text:s/></text:p>
      <text:p text:style-name="Text_20_body">The new behavior is added. You should rename it to give it a name according to what you want it to do. For example, if your behavior will be used to have an enemy move left and right on a platform, you can call it <text:span text:style-name="Source_20_Text">HorizontalMovement</text:span> (only alphanumeric characters and underscores are allowed in names). If your behavior is automatically tracking damage and deletes objects that are too damaged, you could call it <text:span text:style-name="Source_20_Text">Destructible</text:span>. </text:p>
      <text:p text:style-name="Text_20_body">You should also edit the configuration of the behavior by doing a right click on it and choosing “Properties”. You can enter the description, the name displayed in the editor and specify if it should be restricted to some kind of objects: </text:p>
      <text:p text:style-name="Text_20_body"><text:s/></text:p>
      <text:p text:style-name="Text_20_body">Behaviors can also embed properties, which are number, strings or booleans that are stored inside the behavior. Check out the section below about how to add and use properties. </text:p>
      <text:h text:style-name="Heading_20_3" text:outline-level="3"><text:bookmark text:name="add_functions_to_your_behavior"/>Add functions to your behavior</text:h>
      <text:p text:style-name="Text_20_body">Click on the behavior in the list to see the list of functions composing the behavior. It will appear on the right side panel. </text:p>
      <text:p text:style-name="Text_20_body"><text:s/></text:p>
      <text:p text:style-name="Text_20_body">By default, a behavior is empty and <text:span text:style-name="Strong_20_Emphasis">does nothing</text:span>. To add interactivity, you can add a new function (also called “method”). You'll be given the choice between some predefined functions, called <text:span text:style-name="Emphasis">lifecycle methods</text:span>, or a custom function. Lifecycle methods will be called by the game engine automatically at some key moment during the game. Custom functions will be available as conditions, actions or expressions (like <text:a xlink:type="simple" xlink:href="https://wiki.gdevelop.io/gdevelop5/events/functions" text:style-name="Internet_20_link" text:visited-style-name="Visited_20_Internet_20_Link">usual functions outside behaviors</text:a>). </text:p>
      <text:p text:style-name="Text_20_body"><text:s/></text:p>
      <text:h text:style-name="Heading_20_3" text:outline-level="3"><text:bookmark text:name="lifecycle_methods"/>Lifecycle methods</text:h>
      <text:p text:style-name="Text_20_body">Predefined lifecycle methods are as such: </text:p>
      <text:list xml:id="list254361929" text:style-name="L8">
        <text:list-item>
          <text:p text:style-name="P17"><text:span text:style-name="Strong_20_Emphasis">onCreated</text:span>: events inside the function will be run when <text:span text:style-name="Strong_20_Emphasis">a new instance of an object</text:span> with the behavior is created.</text:p>
        </text:list-item>
        <text:list-item>
          <text:p text:style-name="P17"><text:span text:style-name="Strong_20_Emphasis">onStepPreEvents</text:span>: will be run every time a frame is rendering on the screen <text:span text:style-name="Strong_20_Emphasis">before the “traditional” events</text:span> of the scene. Typically in most games, this is done 60 times per second. This is called for <text:span text:style-name="Strong_20_Emphasis">every single object</text:span> having the behavior if the behavior is not deactivated.</text:p>
        </text:list-item>
        <text:list-item>
          <text:p text:style-name="P17"><text:span text:style-name="Strong_20_Emphasis">onDestroy</text:span>: events that will be run when an instance of the object having the behavior is <text:span text:style-name="Strong_20_Emphasis">deleted</text:span> (if multiple objects are removed at the same time, events will be run for each object). This is done even if the behavior is deactivated.</text:p>
        </text:list-item>
        <text:list-item>
          <text:p text:style-name="P17"><text:span text:style-name="Strong_20_Emphasis">onDeActivate</text:span>: events that will be run once, after the behavior is deactivated on an object.</text:p>
        </text:list-item>
        <text:list-item>
          <text:p text:style-name="P17"><text:span text:style-name="Strong_20_Emphasis">onActivate</text:span>: events that will be run once, after the behavior is activated again on an object.</text:p>
        </text:list-item>
        <text:list-item>
          <text:p text:style-name="P16"><text:span text:style-name="Strong_20_Emphasis">onStepPostEvents</text:span>: events that will be run for every single object having the behavior, <text:span text:style-name="Strong_20_Emphasis">after</text:span> the “traditional” events of the scene, if the behavior is not deactivated. Typically in most <text:soft-page-break/>games, this is done 60 times per second. As possible, we recommend to prefer onStepPreEvents, to run your logic before events and give the events in the scene a chance to react to changes that happen on the objects.</text:p>
        </text:list-item>
      </text:list>
      <text:p text:style-name="Text_20_body">This is an example of some events inside onStepPreEvents in the case of behavior that automatically deletes objects that are too damaged: </text:p>
      <text:p text:style-name="Text_20_body"><text:s/></text:p>
      <text:h text:style-name="Heading_20_3" text:outline-level="3"><text:bookmark text:name="custom_action_condition_or_expression"/>Custom action, condition or expression</text:h>
      <text:p text:style-name="Text_20_body">If you choose to create a custom function for your behavior, you can then configure your function like a traditional function, by choosing if it's an action, condition or expression, entering a name, description and a sentence to be displayed in the events sheet. </text:p>
      <text:p text:style-name="Text_20_body">For example, this creates a new action that can be used to add damage to the object: </text:p>
      <text:p text:style-name="Text_20_body"><text:s/></text:p>
      <text:h text:style-name="Heading_20_2" text:outline-level="2"><text:bookmark text:name="use_the_behavior_on_an_object"/>Use the behavior on an object</text:h>
      <text:h text:style-name="Heading_20_3" text:outline-level="3"><text:bookmark text:name="add_the_behavior_to_an_object"/>1) Add the behavior to an object</text:h>
      <text:p text:style-name="Text_20_body">Once your behavior is created, you can start attaching it to objects. The best part about this is that your event based behavior will be listed like any other “<text:a xlink:type="simple" xlink:href="https://wiki.gdevelop.io/gdevelop5/behaviors" text:style-name="Internet_20_link" text:visited-style-name="Visited_20_Internet_20_Link">built-in behavior</text:a>” that is bundled with GDevelop. </text:p>
      <text:p text:style-name="Text_20_body">Here, you can see the “Destructible Object” behavior for example (that was created in the previous screenshots): </text:p>
      <text:p text:style-name="Text_20_body"><text:s/></text:p>
      <text:p text:style-name="Text_20_body">The custom behavior that you created is then displayed in the list of the behaviors attached to the object: </text:p>
      <text:p text:style-name="Text_20_body"><text:s/></text:p>
      <text:p text:style-name="Text_20_body">You can run the game and see that the events in “doStepPreEvents” function (or “doStepPostEvents”) will be executed. In the example of the Destructible behavior that was created, if the “Damage” variable is set to a number greater or equal to 100, the object will be destroyed automatically. </text:p>
      <text:p text:style-name="Text_20_body">To test this, we've added the “Destructible” behavior to object “Platform”. Then, when using the debugger, we can inspect “Platform” instances and see that they have a “Damage” variable (set to 0). If we use the debugger (or an event) to set it to 100, the object is removed from the scene: </text:p>
      <text:p text:style-name="Text_20_body"><text:s/></text:p>
      <text:h text:style-name="Heading_20_3" text:outline-level="3"><text:bookmark text:name="use_actionsconditionsexpressions"/>2) Use actions/conditions/expressions</text:h>
      <text:p text:style-name="Text_20_body">Like any other “built-in behavior”, you can also use actions/conditions (or expressions) if you have declared functions as such in the behavior. For example, in the “Destructible” behavior, we created an action to cause some damage to the object. We can find it and use it in the events sheet: </text:p>
      <text:p text:style-name="Text_20_body"><text:soft-page-break/><text:s/></text:p>
      <text:p text:style-name="Text_20_body">It is displayed in the events sheet: <text:s/></text:p>
      <text:p text:style-name="Text_20_body">As you can see, this allows creating very expressive and easy-to-read events. You can then make the behavior more complex or reuse it on other objects. </text:p>
      <text:h text:style-name="Heading_20_2" text:outline-level="2"><text:bookmark text:name="add_and_use_properties_in_a_behavior"/>Add and use properties in a behavior</text:h>
      <text:p text:style-name="Text_20_body">What is interesting with behaviors is that they can hold information inside of them, much like variables of an object. These information are called properties. They can be a number, a string (text) or a boolean (which is like a virtual checkbox, either checked or unchecked). </text:p>
      <text:p text:style-name="Text_20_body">You can use these properties to make your behavior customizable (for example, you can have the speed, an amount of damage, the life points, the power points, the mana, etc… as properties of your behavior - depending on what your behavior is doing). </text:p>
      <text:p text:style-name="Text_20_body">To show and add properties to your behavior, edit it and click on the “Properties” tab. In this example, you can see a behavior called “Health”, that has properties to store the health of the object and the minimum time between two hits on the object: </text:p>
      <text:p text:style-name="Text_20_body"><text:s/></text:p>
      <text:p text:style-name="Text_20_body">Properties can be: </text:p>
      <text:list xml:id="list2818376705" text:style-name="L9">
        <text:list-item>
          <text:p text:style-name="P19">Number, string (including a color or a choice from a list of options) or booleans (will be displayed as a checkbox). </text:p>
        </text:list-item>
        <text:list-item>
          <text:p text:style-name="P19">They can also be another required behavior - in which case the behavior you're editing will ensure the other specified behavior is present on objects using it. There is a dedicated section later on this page about this.</text:p>
        </text:list-item>
        <text:list-item>
          <text:p text:style-name="P19">They have a default value, that will be used if the value is not changed when adding the behavior to an object.</text:p>
        </text:list-item>
        <text:list-item>
          <text:p text:style-name="P19">They can be visible in the editor, when added to an object, or invisible.</text:p>
        </text:list-item>
        <text:list-item>
          <text:p text:style-name="P18">Finally, they have a label that will be displayed in the editor.</text:p>
        </text:list-item>
      </text:list>
      <text:h text:style-name="Heading_20_3" text:outline-level="3"><text:bookmark text:name="use_actions_and_conditions_to_manipulate_the_properties"/>Use actions and conditions to manipulate the properties</text:h>
      <text:p text:style-name="Text_20_body">Once you have created some properties on your behavior, conditions and actions will be automatically added in the events sheet. For each property, there will be a condition to compare its value, and an action for changing it. Strings and numbers will also have an expression to get their values. </text:p>
      <text:p text:style-name="P4">If you rename your properties, the actions/conditions/expressions will be updated automatically. </text:p>
      <text:p text:style-name="Text_20_body">These actions/conditions/expressions won't be usable from outside of the behavior. Properties are said to be “private”, they can only be manipulated by the behavior. If you want to have them modified by the scene events, create new actions/conditions for this in your behavior. </text:p>
      <text:h text:style-name="Heading_20_2" text:outline-level="2"><text:bookmark text:name="behaviors_using_other_behaviors_as_properties"/>Behaviors using other behaviors as properties</text:h>
      <text:p text:style-name="Text_20_body">It is possible for behaviors to use other “required behaviors” as properties. When this is the case, GDevelop will ensure that any object using your behavior will also use the other one. You can then <text:soft-page-break/>use the behavior entered as a property inside the actions, conditions, expressions and the lifecycle functions of your own behavior. </text:p>
      <text:p text:style-name="Text_20_body">This is an advanced feature that is helpful to create behaviors that are based on other. For example, you could make a behavior called “Platformer enemy” that is using the “Platformer object” behavior and adding specific actions, conditions and logic to make an enemy chase the player. </text:p>
      <text:p text:style-name="Text_20_body">If you create a behavior and want to use this, just go to the properties of this behavior and add a new property. Choose the type “Required Behavior” for this property. You can then use this new behavior in the events of the behavior you just edited. </text:p>
      <text:p text:style-name="Text_20_body">To use a behavior based on another, you don't need to do anything special! Just add it to your object as usual: any missing behavior will be added to your object, so you can start using it immediately. </text:p>
      <text:h text:style-name="Heading_20_2" text:outline-level="2"><text:bookmark text:name="a_word_about_the_advantages_of_behaviors"/>A word about the advantages of behaviors</text:h>
      <text:p text:style-name="Text_20_body">Creating your own behaviors has multiple advantages: </text:p>
      <text:list xml:id="list1767580303" text:style-name="L10">
        <text:list-item>
          <text:p text:style-name="P21"><text:span text:style-name="Emphasis">Encapsulation</text:span>: by adding logic inside a custom behavior, you can keep a clear events sheet, with fewer events so it's easier to read and maintain. Behaviors can have actions/conditions and expressions that run logic, so you don't have to repeat long instructions in the events sheet. You can just use the action/condition the behavior providing as you would normally do with any other behavior.</text:p>
        </text:list-item>
        <text:list-item>
          <text:p text:style-name="P21"><text:span text:style-name="Emphasis">Reusability</text:span>: let's say that you created a behavior to have an enemy move and lose a life if hit by the player. If you want to create a slightly different enemy, but based on the same principles, you can create a new object, then add the same behavior with different properties. In a few clicks, you can have a new enemy in your game.</text:p>
        </text:list-item>
        <text:list-item>
          <text:p text:style-name="P20"><text:span text:style-name="Emphasis">Collaboration</text:span>: let's say you are working in a team or would like to make your project open-source and invite people to contribute with new features and gameplay. Custom behavior makes it possible for anyone to design and create self-contained features and game logic that we can easily import into a project and used by anyone without prior knowledge required including level and game designers who don't normally work on game logic or at least prefer not to.</text:p>
        </text:list-item>
      </text:list>
      <text:p text:style-name="Text_20_body">Encapsulation and reusability are core concepts in programming. In other game engines, like Unity, objects and behaviors might be named entities and components. </text:p>
      <text:h text:style-name="Heading_20_2" text:outline-level="2"><text:bookmark text:name="examplesideas_for_custom_behaviors"/>Examples/ideas for custom behaviors</text:h>
      <text:p text:style-name="Text_20_body">You can imagine tons of different behaviors. Here are a few examples: </text:p>
      <text:list xml:id="list2041389198" text:style-name="L11">
        <text:list-item>
          <text:p text:style-name="P23">A behavior to <text:span text:style-name="Strong_20_Emphasis">manage the health of an enemy or a boss</text:span>. </text:p>
          <text:list>
            <text:list-item>
              <text:p text:style-name="P23">There can be an action “Hit the object”, a condition “Is the object dead?”. The behavior will take care of updating the object variables to track the life of the enemy (for example, when the enemy is hit, you remove some life.</text:p>
              <text:list>
                <text:list-item>
                  <text:p text:style-name="P23">Then, life is regenerated progressively at each frame of the game) and the condition “Is the object dead?” will be able to check if the life reached 0 or not.</text:p>
                </text:list-item>
              </text:list>
            </text:list-item>
          </text:list>
        </text:list-item>
        <text:list-item>
          <text:p text:style-name="P23"><text:soft-page-break/>Another idea can be to put the events to make <text:span text:style-name="Strong_20_Emphasis">an enemy move following a complex pattern</text:span> on the screen inside a behavior. </text:p>
          <text:list>
            <text:list-item>
              <text:p text:style-name="P23">You can add actions/conditions to change the movement, change the speed, etc… All of this will be in a behavior that can be added to any other object in a few clicks.</text:p>
            </text:list-item>
          </text:list>
        </text:list-item>
        <text:list-item>
          <text:p text:style-name="P23">A behavior can <text:span text:style-name="Strong_20_Emphasis">automatically update the Score</text:span> in your game when enemies are destroyed, or items collected. </text:p>
          <text:list>
            <text:list-item>
              <text:p text:style-name="P22">You can create a behavior that increases the “Score” variable when the object is destroyed. You can then create items, collectibles or enemies that have this behavior, and when they are collected or killed, the score will automatically increase.</text:p>
            </text:list-item>
          </text:list>
        </text:list-item>
      </text:list>
      <text:p text:style-name="P4"><text:a xlink:type="simple" xlink:href="https://wiki.gdevelop.io/gdevelop5/extensions" text:style-name="Internet_20_link" text:visited-style-name="Visited_20_Internet_20_Link">New extensions</text:a> are being created by the community all the time! If you are interested in helping with this, start by looking at the <text:a xlink:type="simple" xlink:href="https://trello.com/b/AftjL2v1/gdevelop-extensions" text:style-name="Internet_20_link" text:visited-style-name="Visited_20_Internet_20_Link">GDevelop Extension Team</text:a> (on Trello). You can also start discussing your ideas for extensions on the <text:a xlink:type="simple" xlink:href="https://discordapp.com/invite/JWcfHEB" text:style-name="Internet_20_link" text:visited-style-name="Visited_20_Internet_20_Link">GDevelop Discord</text:a> channel named #extension. </text:p>
      <text:p text:style-name="Standard"/>
      <text:p text:style-name="Standard"/>
      <text:h text:style-name="Heading_20_1" text:outline-level="1"><text:bookmark text:name="extended_math_support"/>Extended math support</text:h>
      <text:p text:style-name="Text_20_body"><text:s/>Additional math functions and constants as expressions and conditions. </text:p>
      <text:p text:style-name="Text_20_body"><text:span text:style-name="Strong_20_Emphasis">Authors and contributors</text:span> to this community extension: <text:a xlink:type="simple" xlink:href="https://liluo.io/Add00" text:style-name="Internet_20_link" text:visited-style-name="Visited_20_Internet_20_Link">Add00</text:a>, <text:a xlink:type="simple" xlink:href="https://liluo.io/Jurfix" text:style-name="Internet_20_link" text:visited-style-name="Visited_20_Internet_20_Link">Jurfix</text:a>. </text:p>
      <text:p text:style-name="Horizontal_20_Line"/>
      <text:p text:style-name="Text_20_body">Expressions: - Mathematical constants - Greatest common factor/Lowest common multiple - Factorial - Coordinates conversion for polar and isometric systems - ToFixedString: Formats a number into a string with the specified number of decimal places - ToFixed: (Deprecated) Formats a number to use the specified number of decimal places </text:p>
      <text:p text:style-name="Text_20_body">Conditions: </text:p>
      <text:list xml:id="list4174891539" text:style-name="L12">
        <text:list-item>
          <text:p text:style-name="P24">IsEven: Check if the number is even (divisible by 2)</text:p>
        </text:list-item>
      </text:list>
      <text:p text:style-name="Text_20_body">Release Notes: </text:p>
      <text:p text:style-name="Text_20_body">Version 1.0.7 </text:p>
      <text:list xml:id="list486816794" text:style-name="L13">
        <text:list-item>
          <text:p text:style-name="P26">Added ToFixedString()</text:p>
        </text:list-item>
        <text:list-item>
          <text:p text:style-name="P25">Deprecated ToFixed() because it does not show any trailing zeros for whole numbers. Prefer using ToFixedString() to set values in text objects.</text:p>
        </text:list-item>
      </text:list>
      <text:p text:style-name="Horizontal_20_Line"/>
      <text:p text:style-name="Text_20_body"><text:span text:style-name="Emphasis">This page is an auto-generated reference page about the </text:span><text:span text:style-name="Emphasis"><text:span text:style-name="Strong_20_Emphasis">Extended math support</text:span></text:span><text:span text:style-name="Emphasis"> extension, made by the community of </text:span><text:a xlink:type="simple" xlink:href="https://gdevelop.io/" text:style-name="Internet_20_link" text:visited-style-name="Visited_20_Internet_20_Link"><text:span text:style-name="Emphasis">GDevelop, the open-source, cross-platform game engine designed for everyone</text:span></text:a><text:span text:style-name="Emphasis">.</text:span> Learn more about <text:a xlink:type="simple" xlink:href="https://wiki.gdevelop.io/gdevelop5/extensions" text:style-name="Internet_20_link" text:visited-style-name="Visited_20_Internet_20_Link">all GDevelop community-made extensions here</text:a>. </text:p>
      <text:p text:style-name="Standard"/>
      <text:h text:style-name="P1" text:outline-level="1"><text:bookmark text:name="extended_variables_support"/>Extended variables support</text:h>
      <text:p text:style-name="Text_20_body"><text:s/>Add conditions, actions and expressions to check for the existence of a variable, copy variables, delete existing ones from memory, and create dynamic variables. </text:p>
      <text:p text:style-name="Text_20_body"><text:span text:style-name="Strong_20_Emphasis">Authors and contributors</text:span> to this community extension: <text:a xlink:type="simple" xlink:href="https://liluo.io/Bouh" text:style-name="Internet_20_link" text:visited-style-name="Visited_20_Internet_20_Link">Bouh</text:a>, <text:a xlink:type="simple" xlink:href="https://liluo.io/D8H" text:style-name="Internet_20_link" text:visited-style-name="Visited_20_Internet_20_Link">D8H</text:a>. </text:p>
      <text:p text:style-name="Horizontal_20_Line"/>
      <text:p text:style-name="Text_20_body">This extension provides: </text:p>
      <text:list xml:id="list1540163568" text:style-name="L14">
        <text:list-item>
          <text:p text:style-name="P28">Conditions to check if a global/scene/object variable exists.</text:p>
        </text:list-item>
        <text:list-item>
          <text:p text:style-name="P28">Actions to copy object variables, global and scene variables.</text:p>
        </text:list-item>
        <text:list-item>
          <text:p text:style-name="P28">Actions to delete an existing global/scene variable from memory.</text:p>
        </text:list-item>
        <text:list-item>
          <text:p text:style-name="P28">Actions to create a global/scene variable using a text expression, rather than a variable name input.</text:p>
        </text:list-item>
        <text:list-item>
          <text:p text:style-name="P27">Expressions to get the value or text from a global/scene variable using a text expression, rather than a variable name.</text:p>
        </text:list-item>
      </text:list>
      <text:p text:style-name="Text_20_body">Text expressions allows to enter the name of the variable with an expression like <text:span text:style-name="Source_20_Text">"MyVar"+ ToString(Variable(Health))</text:span> </text:p>
      <text:p text:style-name="Standard"/>
      <text:h text:style-name="Heading_20_1" text:outline-level="1"><text:bookmark text:name="link_events"/>Link events</text:h>
      <text:h text:style-name="Heading_20_2" text:outline-level="2"><text:bookmark text:name="special_event_description"/>Special Event Description</text:h>
      <text:p text:style-name="Text_20_body">Link events are placeholders for events. They allow to reuse events at multiple places in your game (most of the time in multiple scenes) or just to divide a large sheet of events into multiple sheets. </text:p>
      <text:p text:style-name="Text_20_body">Links indicate to GDevelop that events must be inserted at the position of the Link. These events are coming from <text:a xlink:type="simple" xlink:href="https://wiki.gdevelop.io/gdevelop5/interface/events-editor/external-events" text:style-name="Internet_20_link" text:visited-style-name="Visited_20_Internet_20_Link">External Events</text:a>, which can be created in the <text:a xlink:type="simple" xlink:href="https://wiki.gdevelop.io/gdevelop5/interface/project-manager" text:style-name="Internet_20_link" text:visited-style-name="Visited_20_Internet_20_Link">Project Manager</text:a>. </text:p>
      <text:p text:style-name="Text_20_body">External events are useful to help separate the logic of your game into multiple event sheets. They also provide a good way to share common events between your scenes </text:p>
      <text:p text:style-name="Text_20_body">If you want to do reuse events for an object or a specific feature, you will be interested in <text:a xlink:type="simple" xlink:href="https://wiki.gdevelop.io/gdevelop5/extensions/create" text:style-name="Internet_20_link" text:visited-style-name="Visited_20_Internet_20_Link">creating an extension with actions, conditions or even new behaviors</text:a>. </text:p>
      <text:p text:style-name="Text_20_body">When adding a Link event, click on “&lt;Enter the name of external events&gt;” to have a drop-down menu displayed where you can choose the external events that you'd like to be included. For example, this is a Link to the external event sheet called “EnemiesManagement” : </text:p>
      <text:p text:style-name="Text_20_body"><text:s/></text:p>
      <text:p text:style-name="Text_20_body">External events are listed in the Project Manager: </text:p>
      <text:p text:style-name="Text_20_body"><text:s/></text:p>
      <text:p text:style-name="Text_20_body">External events can be edited like events from a scene. </text:p>
      <text:p text:style-name="Text_20_body"><text:soft-page-break/>Adding special events to the project is completed the same way as <text:a xlink:type="simple" xlink:href="https://wiki.gdevelop.io/gdevelop5/events#adding_an_event_to_the_event_sheet" text:style-name="Internet_20_link" text:visited-style-name="Visited_20_Internet_20_Link">adding a standard event, as described here.</text:a> </text:p>
      <text:h text:style-name="Heading_20_2" text:outline-level="2"><text:bookmark text:name="examples"/>Examples</text:h>
      <text:p text:style-name="Text_20_body"><text:span text:style-name="Strong_20_Emphasis">See it in action!</text:span> <text:line-break/>Open these examples online. </text:p>
      <text:list xml:id="list3254234891" text:style-name="L15">
        <text:list-item>
          <text:p text:style-name="P29"><text:a xlink:type="simple" xlink:href="https://editor.gdevelop-app.com/?project=example://asteroids" text:style-name="Internet_20_link" text:visited-style-name="Visited_20_Internet_20_Link">Asteroids Example</text:a></text:p>
        </text:list-item>
        <text:list-item>
          <text:p text:style-name="P30"><text:a xlink:type="simple" xlink:href="https://editor.gdevelop-app.com/?project=example://platformer" text:style-name="Internet_20_link" text:visited-style-name="Visited_20_Internet_20_Link">Platformer Example</text:a></text:p>
        </text:list-item>
      </text:list>
      <text:p text:style-name="Standard"/>
      <text:h text:style-name="Heading_20_1" text:outline-level="1"><text:bookmark text:name="group_of_events"/>Group of events</text:h>
      <text:p text:style-name="Text_20_body">Groups are events that do nothing in particular. They are used to organize and structure your events into groups. </text:p>
      <text:p text:style-name="Text_20_body">You can add a group from within the Events Panel. Select the “Choose and add an event” icon on the top right. <text:line-break/>A drop-down menu will appear. Select “Group” from the menu. </text:p>
      <text:p text:style-name="Text_20_body"><text:s/></text:p>
      <text:p text:style-name="Text_20_body">Then, as illustrated below, name your group by describing what it contains (“Player management”, “Map creation”, “Green Enemy”, “Blue Enemy”, “Black Enemy”, etc). </text:p>
      <text:p text:style-name="Text_20_body">Further, in the events editor, you can click on the small arrow located on the left of the group event, to hide the sub-events. Click again on this arrow, to unfold the group, and show what it contains. </text:p>
      <text:p text:style-name="Text_20_body"><text:s/></text:p>
      <text:h text:style-name="Heading_20_2" text:outline-level="2"><text:bookmark text:name="examples1"/>Examples</text:h>
      <text:p text:style-name="Text_20_body"><text:span text:style-name="Strong_20_Emphasis">See it in action!</text:span> <text:line-break/>Open these examples online. </text:p>
      <text:p text:style-name="Text_20_body"><text:s/></text:p>
      <text:list xml:id="list3616859151" text:style-name="L16">
        <text:list-item>
          <text:p text:style-name="P31"><text:a xlink:type="simple" xlink:href="https://editor.gdevelop-app.com/?project=example://space-shooter" text:style-name="Internet_20_link" text:visited-style-name="Visited_20_Internet_20_Link">Space Shooter Example</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9:24:40.379218137</meta:creation-date>
    <dc:date>2022-11-30T09:37:16.620566249</dc:date>
    <meta:editing-duration>PT12M33S</meta:editing-duration>
    <meta:editing-cycles>6</meta:editing-cycles>
    <meta:generator>LibreOffice/7.3.7.2$Linux_X86_64 LibreOffice_project/30$Build-2</meta:generator>
    <meta:document-statistic meta:table-count="0" meta:image-count="2" meta:object-count="0" meta:page-count="15" meta:paragraph-count="281" meta:word-count="5253" meta:character-count="31444" meta:non-whitespace-character-count="26364"/>
  </office:meta>
</office:document-meta>
</file>